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F98BD58270CBBCD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283cm, 6.372cm, 9.07cm, 3.49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82cm" svg:height="22.4cm" svg:x="0.892cm" svg:y="2.691cm">
          <draw:image xlink:href="Pictures/10000000000005E8000007E0F98BD58270CBBCD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2-01T16:26:02.299809287</dc:date>
    <meta:editing-duration>PT3M34S</meta:editing-duration>
    <meta:editing-cycles>6</meta:editing-cycles>
    <meta:generator>LibreOffice/7.6.3.2$MacOSX_AARCH64 LibreOffice_project/29d686fea9f6705b262d369fede658f824154cc0</meta:generator>
    <meta:document-statistic meta:object-count="1"/>
  </office:meta>
</office:document-meta>
</file>